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Vera Sans" svg:font-family="Bitstream Vera Sans"/>
    <style:font-face style:name="Bitstream Vera Sans Mono" svg:font-family="Bitstream Vera Sans Mono"/>
    <style:font-face style:name="DejaVu Sans Mono" svg:font-family="DejaVu Sans Mono"/>
    <style:font-face style:name="Nimbus Roman No9 L" svg:font-family="Nimbus Roman No9 L"/>
    <style:font-face style:name="Symbol" svg:font-family="Symbol"/>
  </office:font-face-decls>
  <office:automatic-styles>
    <style:style style:name="P1" style:parent-style-name="U2" style:family="paragraph" style:master-page-name="Standard">
      <style:paragraph-properties style:page-number="1" style:writing-mode="lr-tb"/>
      <style:text-properties/>
    </style:style>
    <style:style style:name="P2" style:parent-style-name="Standard" style:family="paragraph">
      <style:paragraph-properties style:writing-mode="lr-tb"/>
      <style:text-properties/>
    </style:style>
    <style:style style:name="P3" style:parent-style-name="b0" style:family="paragraph">
      <style:paragraph-properties/>
      <style:text-properties/>
    </style:style>
    <style:style style:name="T1" style:family="text">
      <style:text-properties fo:font-style="italic"/>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b1" style:family="paragraph">
      <style:paragraph-properties/>
      <style:text-properties/>
    </style:style>
    <style:style style:name="P7" style:parent-style-name="b2" style:family="paragraph">
      <style:paragraph-properties/>
      <style:text-properties/>
    </style:style>
    <style:style style:name="P8" style:parent-style-name="Standard" style:family="paragraph">
      <style:paragraph-properties fo:margin-left="69.2727272727217pt" style:writing-mode="lr-tb"/>
      <style:text-properties/>
    </style:style>
    <style:style style:name="P9" style:parent-style-name="Standard" style:family="paragraph">
      <style:paragraph-properties fo:margin-left="35.4545454545426pt" style:writing-mode="lr-tb"/>
      <style:text-properties/>
    </style:style>
    <style:style style:name="T2" style:family="text">
      <style:text-properties fo:font-weight="bold"/>
    </style:style>
    <style:style style:name="T3" style:family="text">
      <style:text-properties fo:font-size="8pt" style:font-name="Bitstream Vera Sans Mono"/>
    </style:style>
    <style:style style:name="T4" style:family="text">
      <style:text-properties fo:font-size="8pt" fo:font-weight="bold" style:font-name="Bitstream Vera Sans Mono"/>
    </style:style>
    <style:style style:name="T5" style:family="text">
      <style:text-properties fo:font-size="8pt" style:font-name="DejaVu Sans Mono"/>
    </style:style>
    <style:style style:name="P10" style:parent-style-name="Standard" style:family="paragraph">
      <style:paragraph-properties fo:margin-left="0.545454545454502pt" style:writing-mode="lr-tb"/>
      <style:text-properties/>
    </style:style>
    <style:style style:name="P11" style:parent-style-name="Standard" style:family="paragraph">
      <style:paragraph-properties fo:margin-left="34.3636363636336pt" style:writing-mode="lr-tb"/>
      <style:text-properties/>
    </style:style>
    <style:style style:name="T6" style:family="text">
      <style:text-properties fo:font-style="italic" fo:font-weight="bold"/>
    </style:style>
    <style:style style:name="T7" style:family="text">
      <style:text-properties style:font-name="Bitstream Vera Sans"/>
    </style:style>
    <style:style style:name="T8" style:family="text">
      <style:text-properties style:font-name="Bitstream Vera Sans Mono"/>
    </style:style>
    <style:style style:name="P12" style:parent-style-name="Standard" style:family="paragraph">
      <style:paragraph-properties style:writing-mode="lr-tb"/>
      <style:text-properties fo:font-style="italic" fo:font-weight="bold"/>
    </style:style>
    <style:style style:name="P13" style:parent-style-name="Standard" style:family="paragraph">
      <style:paragraph-properties style:writing-mode="lr-tb"/>
      <style:text-properties fo:font-style="italic"/>
    </style:style>
    <style:style style:name="P14" style:parent-style-name="Standard" style:family="paragraph">
      <style:paragraph-properties style:writing-mode="lr-tb"/>
      <style:text-properties fo:font-size="8pt" style:font-name="Bitstream Vera Sans Mono"/>
    </style:style>
    <style:style style:name="T9" style:family="text">
      <style:text-properties fo:font-style="italic" style:font-name="Symbol"/>
    </style:style>
    <text:list-style style:name="L10">
      <text:list-level-style-bullet text:level="1" text:bullet-char="●" style:num-prefix="" style:num-suffix="">
        <style:list-level-properties fo:text-align="start"/>
      </text:list-level-style-bullet>
    </text:list-style>
  </office:automatic-styles>
  <office:body>
    <office:text>
      <text:h text:style-name="P1" text:outline-level="1"><text:number>1.</text:number>Strings</text:h>
      <text:p text:style-name="P2">General goal: the ability to produce automatically generated labels based on what is being plotted.</text:p>
      <text:p text:style-name="P2">For example:</text:p>
      <text:numbered-paragraph text:level="1" text:start-value="1" text:style-name="L10">
        <text:number>*</text:number>
        <text:p text:style-name="P2"><text:s/>X/Y Axis for vcurves of rvectors in quantity [units] format. <text:s/>eg Azimuth [^o] vs Time [Seconds]</text:p>
      </text:numbered-paragraph>
      <text:numbered-paragraph text:level="1" text:style-name="L10">
        <text:number>*</text:number>
        <text:p text:style-name="P3"><text:s/>X/Y Axis for psds: In the correct units based on base units, eg Amplitude [V/Hz^{1/2}] vs Frequency [Hz]</text:p>
      </text:numbered-paragraph>
      <text:numbered-paragraph text:level="1" text:style-name="L10">
        <text:number>*</text:number>
        <text:p text:style-name="P3"><text:s/>X/Y Axis for Histograms : counts vs Aximuth [^o]</text:p>
      </text:numbered-paragraph>
      <text:p text:style-name="P2"/>
      <text:p text:style-name="P2">To do this, vectors need to export the following things as automatic scalars or automatic strings in the same way as vectors currently export automatic scalars:</text:p>
      <text:numbered-paragraph text:level="1" text:style-name="L10">
        <text:number>*</text:number>
        <text:p text:style-name="P3"><text:s/>[datasource/vectorname/QUANTITY] (eg, "Time"; default to tagname)</text:p>
      </text:numbered-paragraph>
      <text:numbered-paragraph text:level="1" text:style-name="L10">
        <text:number>*</text:number>
        <text:p text:style-name="P3"><text:s/>[datasource/vectorname/UNITS] (eg, "Seconds"; default to "")</text:p>
      </text:numbered-paragraph>
      <text:numbered-paragraph text:level="1" text:style-name="L10">
        <text:number>*</text:number>
        <text:p text:style-name="P3"><text:s/>[datasource/vectorname/RATE] (eg, 100.16, default to 1.0)</text:p>
      </text:numbered-paragraph>
      <text:numbered-paragraph text:level="1" text:style-name="L10">
        <text:number>*</text:number>
        <text:p text:style-name="P3"><text:s/>[datasource/vectorname/RATEUNITS] (eg, "Hz", default to "")</text:p>
      </text:numbered-paragraph>
      <text:p text:style-name="P2"/>
      <text:p text:style-name="P2">These need to be defined for all vectors from their source:</text:p>
      <text:numbered-paragraph text:level="1" text:style-name="L10">
        <text:number>*</text:number>
        <text:p text:style-name="P3">for RVectors, from their data source (see section 2.3)</text:p>
      </text:numbered-paragraph>
      <text:numbered-paragraph text:level="1" text:style-name="L10">
        <text:number>*</text:number>
        <text:p text:style-name="P3">for SVectors, from their owner: eg, psds need to generate Quantity and Units</text:p>
      </text:numbered-paragraph>
      <text:p text:style-name="P2"><text:span text:style-name="T1">note:</text:span><text:s/>if we were infinitely ambitious, equations could even try to generate these!</text:p>
      <text:p text:style-name="P2"/>
      <text:p text:style-name="P2">Datasources will also be able to export datasource-wide strings and scalars, as described in section 2.2.</text:p>
      <text:h text:style-name="P4" text:outline-level="1"><text:number>2.</text:number>Data source changes</text:h>
      <text:h text:style-name="P5" text:outline-level="2"><text:number>2.1.</text:number>Data sources with heirarchy</text:h>
      <text:p text:style-name="P2">Some data sources are broken up heirarchically (eg, piolib, some fits files). To support this:</text:p>
      <text:p text:style-name="P2"><text:span text:style-name="T1">Option 1 (preferred):</text:span></text:p>
      <text:numbered-paragraph text:level="1" text:start-value="1" text:style-name="L10">
        <text:number>*</text:number>
        <text:p text:style-name="P6">the URL/File requester will be modified to allow browsing into the data source</text:p>
      </text:numbered-paragraph>
      <text:numbered-paragraph text:level="1" text:style-name="L10">
        <text:number>*</text:number>
        <text:p text:style-name="P7">auto completion in the line entry</text:p>
      </text:numbered-paragraph>
      <text:numbered-paragraph text:level="1" text:style-name="L10">
        <text:number>*</text:number>
        <text:p text:style-name="P8">the dialog is enhanced/modified</text:p>
      </text:numbered-paragraph>
      <text:numbered-paragraph text:level="1" text:style-name="L10">
        <text:number>*</text:number>
        <text:p text:style-name="P9">the datasource name is not considered complete until a group has been selected.</text:p>
      </text:numbered-paragraph>
      <text:numbered-paragraph text:level="1" text:style-name="L10">
        <text:number>*</text:number>
        <text:p text:style-name="P9">define '<text:span text:style-name="T2">:</text:span>' as a special character to delineate groups. <text:s/>eg "<text:span text:style-name="T3">/data/file.fits</text:span><text:span text:style-name="T4">:</text:span><text:span text:style-name="T3">hdu1</text:span>"</text:p>
      </text:numbered-paragraph>
      <text:numbered-paragraph text:level="1" text:style-name="L10">
        <text:number>*</text:number>
        <text:p text:style-name="P9">if the datasource only has one (named) group, this group is silently assumed. So, with a<text:s/><text:span text:style-name="T1">fits</text:span><text:s/>file with one HDU, named<text:s/><text:span text:style-name="T1">hdu1</text:span>, either<text:s/><text:span text:style-name="T3">/data/file.fits</text:span><text:s/>or<text:s/><text:span text:style-name="T5">/data/file.fits:hdu1</text:span><text:s/>will work. If the fits file has<text:s/><text:span text:style-name="T1">hdu1</text:span><text:s/>and<text:s/><text:span text:style-name="T1">hdu2</text:span>, then<text:s/><text:span text:style-name="T3">/data/file.fits</text:span><text:s/>will be incomplete.</text:p>
      </text:numbered-paragraph>
      <text:numbered-paragraph text:level="1" text:style-name="L10">
        <text:number>*</text:number>
        <text:p text:style-name="P9">Should we allow arbitrarily deep Heirachies?</text:p>
      </text:numbered-paragraph>
      <text:p text:style-name="P10"><text:span text:style-name="T1">Option 2:</text:span></text:p>
      <text:numbered-paragraph text:level="1" text:style-name="L10">
        <text:number>*</text:number>
        <text:p text:style-name="P11">If a data source which has groups is selected, a group selection combo appears.</text:p>
      </text:numbered-paragraph>
      <text:numbered-paragraph text:level="1" text:style-name="L10">
        <text:number>*</text:number>
        <text:p text:style-name="P11">This option does not seem to allow arbitrarily deep heirarchies.<text:line-break/></text:p>
      </text:numbered-paragraph>
      <text:h text:style-name="P5" text:outline-level="2"><text:number>2.2.</text:number>Datasource-wide Scalars and Strings (per-file metadata)</text:h>
      <text:numbered-paragraph text:level="1" text:style-name="L10">
        <text:number>*</text:number>
        <text:p text:style-name="P3">Data sources must provide all 4 primitive types: Matrixes, Vectors, Scalars, and Strings.</text:p>
      </text:numbered-paragraph>
      <text:numbered-paragraph text:level="1" text:style-name="L10">
        <text:number>*</text:number>
        <text:p text:style-name="P2">Datasource-wide 'metadata' will appear as scalars or strings which can be accessed in the same way that Vectors and Matrixes currently are (ie, with the newScalarDialog or newStringDialog.) Like Vectors, they are not read automatically.</text:p>
      </text:numbered-paragraph>
      <text:numbered-paragraph text:level="1" text:style-name="L10">
        <text:number>*</text:number>
        <text:p text:style-name="P2">Data sources will provide some automatic primitives:</text:p>
      </text:numbered-paragraph>
      <text:p text:style-name="P2"><text:span text:style-name="T6">Automatic Vectors:</text:span></text:p>
      <text:numbered-paragraph text:level="1" text:start-value="1" text:style-name="L10">
        <text:number>*</text:number>
        <text:p text:style-name="P6"><text:s/><text:span text:style-name="T7">INDEX</text:span>: counts frame numbers. If you ask for f=200, n = 5, you get 200,201...204. It can be from 0 to LASTFRAME-1.</text:p>
      </text:numbered-paragraph>
      <text:numbered-paragraph text:level="1" text:start-value="1" text:style-name="L10">
        <text:number>*</text:number>
        <text:p text:style-name="P6"><text:s/><text:span text:style-name="T8">_TIME</text:span>: Time. The default data source should provide a dialog which allows this to be defined in terms of existing other vectors. This default behavior can be overridden by individual data sources. Defaults to<text:s/><text:span text:style-name="T8">INDEX</text:span>.</text:p>
      </text:numbered-paragraph>
      <text:p text:style-name="P12">Automatic Scalars:</text:p>
      <text:numbered-paragraph text:level="1" text:start-value="1" text:style-name="L10">
        <text:number>*</text:number>
        <text:p text:style-name="P6"><text:s/><text:span text:style-name="T8">LASTFRAME</text:span>: the number of the last defined frame in the source.<text:s/></text:p>
      </text:numbered-paragraph>
      <text:numbered-paragraph text:level="1" text:style-name="L10">
        <text:number>*</text:number>
        <text:p text:style-name="P7">The datasource may chose to make this number be the size of the largest vector, if it decides to allow vectors of different number of frames. It must always be possible to read any vector up to<text:s/><text:span text:style-name="T8">LASTFRAME</text:span>, even if the data source decides to return<text:s/><text:span text:style-name="T8">NaN</text:span>s.</text:p>
      </text:numbered-paragraph>
      <text:numbered-paragraph text:level="1" text:start-value="1" text:style-name="L10">
        <text:number>*</text:number>
        <text:p text:style-name="P6"><text:s/><text:span text:style-name="T8">FRAMERATE</text:span>: Rate for frames. Defaults to 1, but can be overridden by the datasource. Used by PSDs.</text:p>
      </text:numbered-paragraph>
      <text:p text:style-name="P2"><text:span text:style-name="T6">Automatic Strings:</text:span></text:p>
      <text:numbered-paragraph text:level="1" text:start-value="1" text:style-name="L10">
        <text:number>*</text:number>
        <text:p text:style-name="P6"><text:s/><text:span text:style-name="T8">SOURCENAME:</text:span><text:s/>a readable name of the data source. Typically the full ile name. For indirect files, it is the file that the indirect file points to.</text:p>
      </text:numbered-paragraph>
      <text:numbered-paragraph text:level="1" text:start-value="1" text:style-name="L10">
        <text:number>*</text:number>
        <text:p text:style-name="P6"><text:s/><text:span text:style-name="T8">MODTIME:</text:span><text:s/>the date/time the data source was last modified, if available. '\0' otherwise.</text:p>
      </text:numbered-paragraph>
      <text:numbered-paragraph text:level="1" text:start-value="1" text:style-name="L10">
        <text:number>*</text:number>
        <text:p text:style-name="P6"><text:s/><text:span text:style-name="T8">RATEUNITS:</text:span><text:s/>units for<text:s/><text:span text:style-name="T8">FRAMERATE</text:span>: defaults to '\0'</text:p>
      </text:numbered-paragraph>
      <text:p text:style-name="P6"/>
      <text:h text:style-name="P5" text:outline-level="2"><text:number>2.3.</text:number>Scalars and Strings associated with individual vectors</text:h>
      <text:p text:style-name="P2">Data sources may provide scalars and strings associated with individual vectors (eg, calibration coefficients, units). The scalars should be added to the list of scalars already attached to vectors (max, min, etc), and the strings should be put in their own analogous list.</text:p>
      <text:p text:style-name="P13">Automatic Field Strings:</text:p>
      <text:numbered-paragraph text:level="1" text:start-value="1" text:style-name="L10">
        <text:number>*</text:number>
        <text:p text:style-name="P6"><text:s/><text:span text:style-name="T8">NAME:</text:span>The editable tagname of the field (so it can be used in labels)</text:p>
      </text:numbered-paragraph>
      <text:numbered-paragraph text:level="1" text:style-name="L10">
        <text:number>*</text:number>
        <text:p text:style-name="P6"><text:s/><text:span text:style-name="T8">UNITS</text:span>: The units of the vector. Defaults to "", but should be defined so it can be used.</text:p>
      </text:numbered-paragraph>
      <text:numbered-paragraph text:level="1" text:style-name="L10">
        <text:number>*</text:number>
        <text:p text:style-name="P6"><text:s/><text:span text:style-name="T8">QUANTITY</text:span>: What quantity the vector is measuring (eg, "Time", "rotation rate".)</text:p>
      </text:numbered-paragraph>
      <text:numbered-paragraph text:level="1" text:style-name="L10">
        <text:number>*</text:number>
        <text:p text:style-name="P6"><text:s/><text:span text:style-name="T8">RATE</text:span>: The sample rate of the vector. For RVectors, will normally be [datasource/FRAMERATE]*samples_per_frame or [datasource/FRAMERATE]/skip.</text:p>
      </text:numbered-paragraph>
      <text:numbered-paragraph text:level="1" text:style-name="L10">
        <text:number>*</text:number>
        <text:p text:style-name="P6"><text:s/><text:span text:style-name="T8">RATEUNITS</text:span>: The units of the sample rate. For RVectors will be [datasource/RATEUNITS]</text:p>
      </text:numbered-paragraph>
      <text:h text:style-name="P5" text:outline-level="2"><text:number>2.4.</text:number>Default datasource configuration dialog</text:h>
      <text:p text:style-name="P2">By default, the datasource configuration dialog needs to be able to define the TIME related settings.</text:p>
      <text:p text:style-name="P2"><text:span text:style-name="T3"><text:tab/>_TIME vector: <text:tab/>[field selection combo box]</text:span></text:p>
      <text:p text:style-name="P2"><text:span text:style-name="T3"><text:tab/>Interpret as: <text:tab/>[interpretation combo box: CTIME, JD, Etc...]</text:span></text:p>
      <text:p text:style-name="P2"><text:span text:style-name="T3"><text:tab/>Frame Rate:<text:tab/>[float entry] <text:tab/>Units: <text:tab/>[rate units]</text:span></text:p>
      <text:p text:style-name="P14"/>
      <text:p text:style-name="P14"><text:tab/>[] Apply as default to all files ending in [.yyz]</text:p>
      <text:p text:style-name="P14"><text:tab/>[] Apply to this file only</text:p>
      <text:p text:style-name="P14"><text:tab/>[] Apply to all (ascii) files</text:p>
      <text:p text:style-name="P14"/>
      <text:p text:style-name="P2">Individual data sources may add to or override these settings. The base class of the data source should provide tools for these things. In particular, storing defaults to associate with files and extensions. Wherever it makes sense, data sources should adapt this feature. Some data sources may have their own way of identifying sub-types, so this may need to be extended.</text:p>
      <text:p text:style-name="P2"/>
      <text:h text:style-name="P4" text:outline-level="1"><text:number>3.</text:number>KstPlot overlays</text:h>
      <text:p text:style-name="P2">All capabilities of kst1.4 need to be ported to kst 2.0</text:p>
      <text:p text:style-name="P2">We also<text:s/><?opendocument cursor-position?>need the ability to overlay different logical plots into the same space. So:</text:p>
      <text:p text:style-name="P2"/>
      <text:numbered-paragraph text:level="1" text:style-name="L10">
        <text:number>*</text:number>
        <text:p text:style-name="P2">All plots live in a rectangular content region (the part of the plot where lines/images appear).</text:p>
      </text:numbered-paragraph>
      <text:numbered-paragraph text:level="1" text:style-name="L10">
        <text:number>*</text:number>
        <text:p text:style-name="P2">Plots may be non-Cartesian.</text:p>
      </text:numbered-paragraph>
      <text:numbered-paragraph text:level="1" text:style-name="L10">
        <text:number>*</text:number>
        <text:p text:style-name="P2">Plots need to be able to draw non-cartesian axis (eg, polar plot, etc).</text:p>
      </text:numbered-paragraph>
      <text:numbered-paragraph text:level="1" text:style-name="L10">
        <text:number>*</text:number>
        <text:p text:style-name="P2">Plots need to be able to project an image or a curve into its space.</text:p>
      </text:numbered-paragraph>
      <text:numbered-paragraph text:level="1" text:style-name="L10">
        <text:number>*</text:number>
        <text:p text:style-name="P2">Plots need to report/accept their ranges in the natural units of the plot (eg,<text:s/><text:span text:style-name="T1">r</text:span><text:s/>and<text:s/><text:span text:style-name="T9">q</text:span><text:s/>for a polar plot).</text:p>
      </text:numbered-paragraph>
      <text:numbered-paragraph text:level="1" text:style-name="L10">
        <text:number>*</text:number>
        <text:p text:style-name="P2">From the user's point of view, the projection needs to live with the plot, not the curve/image.</text:p>
      </text:numbered-paragraph>
      <text:numbered-paragraph text:level="1" text:style-name="L10">
        <text:number>*</text:number>
        <text:p text:style-name="P2">When in a grid, plots need to be able to align their borders/content region with neighboring plots</text:p>
      </text:numbered-paragraph>
      <text:numbered-paragraph text:level="1" text:style-name="L10">
        <text:number>*</text:number>
        <text:p text:style-name="P2">Plots need to be able to report their minimum required borders.</text:p>
      </text:numbered-paragraph>
      <text:numbered-paragraph text:level="1" text:style-name="L10">
        <text:number>*</text:number>
        <text:p text:style-name="P2">Plots need to be able to accept a border size to draw into.</text:p>
      </text:numbered-paragraph>
      <text:numbered-paragraph text:level="1" text:style-name="L10">
        <text:number>*</text:number>
        <text:p text:style-name="P2">Plots need to be able to suppress any of their borders.</text:p>
      </text:numbered-paragraph>
      <text:numbered-paragraph text:level="1" text:style-name="L10">
        <text:number>*</text:number>
        <text:p text:style-name="P2">If a plot has suppressed a border, its minimum border size will be zero for the suppressed border.</text:p>
      </text:numbered-paragraph>
      <text:numbered-paragraph text:level="1" text:style-name="L10">
        <text:number>*</text:number>
        <text:p text:style-name="P2">If a plot (and all overlays) have suppressed borders, then, when on a grid, they need to dynamically resize themselves to keep the same size content region as neighboring plots.</text:p>
      </text:numbered-paragraph>
      <text:numbered-paragraph text:level="1" text:style-name="L10">
        <text:number>*</text:number>
        <text:p text:style-name="P2">Child view objects with active points inside the content region need to be aligned with the content region, not the overall plot.</text:p>
      </text:numbered-paragraph>
      <text:p text:style-name="P2"/>
      <text:p text:style-name="P2"/>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Vera Sans" svg:font-family="Bitstream Vera Sans"/>
    <style:font-face style:name="Bitstream Vera Sans Mono" svg:font-family="Bitstream Vera Sans Mono"/>
    <style:font-face style:name="DejaVu Sans Mono" svg:font-family="DejaVu Sans Mono"/>
    <style:font-face style:name="Nimbus Roman No9 L" svg:font-family="Nimbus Roman No9 L"/>
    <style:font-face style:name="Symbol" svg:font-family="Symbol"/>
  </office:font-face-decls>
  <office:styles>
    <style:default-style style:family="paragraph">
      <style:paragraph-properties style:tab-stop-distance="42.5197587pt"/>
    </style:default-style>
    <style:style style:name="Standard" style:display-name="Standard" style:family="paragraph">
      <style:paragraph-properties fo:background-color="transparent" fo:line-height="100%" fo:margin-bottom="0pt" fo:margin-left="0pt" fo:margin-right="0pt" fo:margin-top="0pt" fo:text-align="left" fo:text-indent="0pt">
        <style:tab-stops/>
      </style:paragraph-properties>
      <style:text-properties fo:background-color="transparent" fo:color="#000000" fo:country="US" fo:font-size="9pt" fo:font-style="normal" fo:font-variant="normal" fo:font-weight="normal" fo:hyphenate="false" fo:language="en" fo:text-shadow="none" fo:text-transform="none" style:font-name="Nimbus Roman No9 L" style:text-line-through-style="none" style:text-line-through-type="none" style:text-position="0%" style:text-underline-color="font-color" style:text-underline-mode="continuous" style:text-underline-style="none" style:text-underline-type="none"/>
    </style:style>
    <style:style style:name="U1" style:parent-style-name="Standard" style:display-name="Document Title" style:family="paragraph" style:next-style-name="Standard">
      <style:paragraph-properties fo:text-align="center"/>
      <style:text-properties fo:font-size="24pt" fo:font-weight="bold"/>
    </style:style>
    <style:style style:name="U2" style:parent-style-name="Standard" style:default-outline-level="1" style:display-name="Head 1" style:family="paragraph" style:list-style-name="L1" style:next-style-name="Standard">
      <style:paragraph-properties/>
      <style:text-properties fo:font-size="20pt" fo:font-weight="bold"/>
    </style:style>
    <style:style style:name="U3" style:parent-style-name="Standard" style:default-outline-level="2" style:display-name="Head 2" style:family="paragraph" style:list-style-name="L2" style:next-style-name="Standard">
      <style:paragraph-properties/>
      <style:text-properties fo:font-size="16pt" fo:font-weight="bold"/>
    </style:style>
    <style:style style:name="U4" style:parent-style-name="Standard" style:default-outline-level="3" style:display-name="Head 3" style:family="paragraph" style:list-style-name="L3" style:next-style-name="Standard">
      <style:paragraph-properties/>
      <style:text-properties fo:font-size="12pt" fo:font-weight="bold"/>
    </style:style>
    <style:style style:name="U5" style:parent-style-name="Standard" style:display-name="Enumerated List" style:family="paragraph" style:list-style-name="L4">
      <style:paragraph-properties/>
      <style:text-properties/>
    </style:style>
    <style:style style:name="U6" style:parent-style-name="Standard" style:display-name="Alphabetical List" style:family="paragraph" style:list-style-name="L5">
      <style:paragraph-properties/>
      <style:text-properties/>
    </style:style>
    <style:style style:name="U7" style:parent-style-name="Standard" style:display-name="Bullet List" style:family="paragraph" style:list-style-name="L6">
      <style:paragraph-properties/>
      <style:text-properties/>
    </style:style>
    <style:style style:name="code" style:parent-style-name="Standard" style:display-name="code" style:family="paragraph">
      <style:paragraph-properties/>
      <style:text-properties style:font-name="Bitstream Vera Sans Mono"/>
    </style:style>
    <style:style style:name="b0" style:parent-style-name="Standard" style:display-name="b0" style:family="paragraph" style:list-style-name="L7">
      <style:paragraph-properties style:writing-mode="lr-tb"/>
      <style:text-properties/>
    </style:style>
    <style:style style:name="b1" style:parent-style-name="Standard" style:display-name="b1" style:family="paragraph" style:list-style-name="L8">
      <style:paragraph-properties fo:margin-left="35.4545454545426pt" style:writing-mode="lr-tb"/>
      <style:text-properties/>
    </style:style>
    <style:style style:name="b2" style:parent-style-name="Standard" style:display-name="b2" style:family="paragraph" style:list-style-name="L9">
      <style:paragraph-properties fo:margin-left="69.2727272727217pt" style:writing-mode="lr-tb"/>
      <style:text-properties/>
    </style:style>
    <text:list-style style:name="L1" style:display-name="Numbering Style for Head 1">
      <text:list-level-style-number text:level="1" text:display-levels="1" style:num-format="1" style:num-prefix="" style:num-suffix=".">
        <style:list-level-properties fo:text-align="start"/>
      </text:list-level-style-number>
    </text:list-style>
    <text:list-style style:name="L2" style:display-name="Numbering Style for Head 2">
      <text:list-level-style-number text:level="2" text:display-levels="2" style:num-format="1" style:num-prefix="" style:num-suffix=".">
        <style:list-level-properties fo:text-align="start"/>
      </text:list-level-style-number>
    </text:list-style>
    <text:list-style style:name="L3" style:display-name="Numbering Style for Head 3">
      <text:list-level-style-number text:level="3" text:display-levels="3" style:num-format="1" style:num-prefix="" style:num-suffix=".">
        <style:list-level-properties fo:text-align="start"/>
      </text:list-level-style-number>
    </text:list-style>
    <text:list-style style:name="L4" style:display-name="Numbering Style for Enumerated List">
      <text:list-level-style-number text:level="1" text:display-levels="1" style:num-format="1" style:num-prefix="" style:num-suffix=".">
        <style:list-level-properties fo:text-align="start"/>
      </text:list-level-style-number>
    </text:list-style>
    <text:list-style style:name="L5" style:display-name="Numbering Style for Alphabetical List">
      <text:list-level-style-number text:level="1" text:display-levels="1" style:num-format="a" style:num-prefix="" style:num-suffix=")">
        <style:list-level-properties fo:text-align="start"/>
      </text:list-level-style-number>
    </text:list-style>
    <text:list-style style:name="L6" style:display-name="Numbering Style for Bullet List">
      <text:list-level-style-bullet text:level="1" text:bullet-char="●" style:num-prefix="" style:num-suffix="">
        <style:list-level-properties fo:text-align="start"/>
      </text:list-level-style-bullet>
    </text:list-style>
    <text:list-style style:name="L7" style:display-name="Numbering Style for b0">
      <text:list-level-style-bullet text:level="1" text:bullet-char="●" style:num-prefix="" style:num-suffix="">
        <style:list-level-properties fo:text-align="start"/>
      </text:list-level-style-bullet>
    </text:list-style>
    <text:list-style style:name="L8" style:display-name="Numbering Style for b1">
      <text:list-level-style-bullet text:level="1" text:bullet-char="●" style:num-prefix="" style:num-suffix="">
        <style:list-level-properties fo:text-align="start"/>
      </text:list-level-style-bullet>
    </text:list-style>
    <text:list-style style:name="L9" style:display-name="Numbering Style for b2">
      <text:list-level-style-bullet text:level="1" text:bullet-char="●" style:num-prefix="" style:num-suffix="">
        <style:list-level-properties fo:text-align="start"/>
      </text:list-level-style-bullet>
    </text:list-style>
    <text:outline-style>
      <text:outline-level-style text:level="1" text:display-levels="1" style:num-format="1" style:num-prefix="" style:num-suffix=".">
        <style:list-level-properties fo:text-align="start"/>
      </text:outline-level-style>
      <text:outline-level-style text:level="2" text:display-levels="2" style:num-format="1" style:num-prefix="" style:num-suffix=".">
        <style:list-level-properties fo:text-align="start"/>
      </text:outline-level-style>
      <text:outline-level-style text:level="3" text:display-levels="3" style:num-format="1" style:num-prefix="" style:num-suffix=".">
        <style:list-level-properties fo:text-align="start"/>
      </text:outline-level-style>
    </text:outline-style>
    <text:notes-configuration text:note-class="footnote" style:num-format="" style:num-prefix="" style:num-suffix="" text:footnotes-position="page" text:start-numbering-at="document"/>
    <text:notes-configuration text:note-class="endnote" style:num-format="i" style:num-prefix="" style:num-suffix="" text:start-numbering-at="document"/>
  </office:styles>
  <office:automatic-styles>
    <style:page-layout style:name="pm1" style:page-usage="all">
      <style:page-layout-properties fo:border="none" fo:margin-bottom="42pt" fo:margin-left="57pt" fo:margin-right="57pt" fo:margin-top="42pt" fo:page-height="841.891pt" fo:page-width="595.277pt" style:print-orientation="portrait">
        <style:footnote-sep style:adjustment="left" style:width="0.5pt" style:rel-width="20%"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3</meta:generator>
    <meta:initial-creator>Barth Netterfield</meta:initial-creator>
    <meta:editing-cycles>0</meta:editing-cycles>
    <meta:creation-date>2007-07-05T19:03:13</meta:creation-date>
    <dc:date>2007-07-10T20:40:42</dc:date>
    <dc:creator>Barth Netterfield</dc:creator>
    <meta:user-defined meta:name="company">University of Toronto</meta:user-defined>
  </office:meta>
</office:document-meta>
</file>